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0.5in" fo:margin-right="0in" fo:line-height="150%" fo:text-align="justify" style:justify-single-word="false" fo:text-indent="0.5in" style:auto-text-indent="false" style:page-number="auto" fo:background-color="transparent"/>
      <style:text-properties fo:font-size="12pt" officeooo:rsid="001bb24e" officeooo:paragraph-rsid="001bb24e"/>
    </style:style>
    <style:style style:name="P2" style:family="paragraph" style:parent-style-name="Standard" style:list-style-name="L1">
      <style:paragraph-properties fo:text-align="start" style:justify-single-word="false"/>
      <style:text-properties fo:font-size="16pt" officeooo:rsid="001bb24e" officeooo:paragraph-rsid="001bb24e"/>
    </style:style>
    <style:style style:name="P3" style:family="paragraph" style:parent-style-name="Standard">
      <style:paragraph-properties fo:text-align="justify" style:justify-single-word="false"/>
      <style:text-properties fo:font-size="16pt" officeooo:rsid="001bb24e" officeooo:paragraph-rsid="001bb24e"/>
    </style:style>
    <style:style style:name="P4" style:family="paragraph" style:parent-style-name="Standard" style:list-style-name="L1">
      <style:paragraph-properties fo:text-align="justify" style:justify-single-word="false"/>
      <style:text-properties fo:font-size="16pt" officeooo:rsid="001bb24e" officeooo:paragraph-rsid="001bb24e"/>
    </style:style>
    <style:style style:name="P5" style:family="paragraph" style:parent-style-name="Standard">
      <style:paragraph-properties fo:text-align="center" style:justify-single-word="false"/>
      <style:text-properties fo:font-size="16pt" officeooo:rsid="001bb24e" officeooo:paragraph-rsid="001bb24e"/>
    </style:style>
    <style:style style:name="P6" style:family="paragraph" style:parent-style-name="Standard">
      <style:paragraph-properties fo:text-align="center" style:justify-single-word="false"/>
      <style:text-properties fo:font-size="20pt" fo:font-weight="bold" officeooo:rsid="001bb24e" officeooo:paragraph-rsid="001bb24e" style:font-weight-asian="bold" style:font-weight-complex="bold"/>
    </style:style>
    <style:style style:name="P7" style:family="paragraph" style:parent-style-name="Standard">
      <style:paragraph-properties fo:text-align="center" style:justify-single-word="false"/>
      <style:text-properties fo:font-size="20pt" officeooo:rsid="001bb24e" officeooo:paragraph-rsid="001bb24e"/>
    </style:style>
    <style:style style:name="P8" style:family="paragraph" style:parent-style-name="Standard" style:master-page-name="">
      <loext:graphic-properties draw:fill="none"/>
      <style:paragraph-properties fo:margin-left="0.5in" fo:margin-right="0in" fo:text-align="justify" style:justify-single-word="false" fo:text-indent="0.5in" style:auto-text-indent="false" style:page-number="auto" fo:background-color="transparent"/>
      <style:text-properties fo:font-size="12pt" officeooo:rsid="001d50b5" officeooo:paragraph-rsid="001d50b5"/>
    </style:style>
    <style:style style:name="P9" style:family="paragraph" style:parent-style-name="Standard" style:master-page-name="">
      <loext:graphic-properties draw:fill="none"/>
      <style:paragraph-properties fo:margin-left="0.5in" fo:margin-right="0in" fo:line-height="150%" fo:text-align="justify" style:justify-single-word="false" fo:text-indent="0.5in" style:auto-text-indent="false" style:page-number="auto" fo:background-color="transparent"/>
      <style:text-properties fo:font-size="12pt" officeooo:rsid="00267903" officeooo:paragraph-rsid="00267903"/>
    </style:style>
    <style:style style:name="P10" style:family="paragraph" style:parent-style-name="Standard" style:master-page-name="">
      <loext:graphic-properties draw:fill="none"/>
      <style:paragraph-properties fo:margin-left="0.5in" fo:margin-right="0in" fo:line-height="150%" fo:text-align="justify" style:justify-single-word="false" fo:text-indent="0.5in" style:auto-text-indent="false" style:page-number="auto" fo:background-color="transparent"/>
      <style:text-properties fo:font-size="12pt" officeooo:rsid="0026a141" officeooo:paragraph-rsid="0026a141"/>
    </style:style>
    <style:style style:name="P11" style:family="paragraph" style:parent-style-name="Standard" style:master-page-name="">
      <loext:graphic-properties draw:fill="none"/>
      <style:paragraph-properties fo:margin-left="0.5in" fo:margin-right="0in" fo:line-height="150%" fo:text-align="justify" style:justify-single-word="false" fo:text-indent="0.5in" style:auto-text-indent="false" style:page-number="auto" fo:background-color="transparent"/>
      <style:text-properties fo:font-size="12pt" officeooo:rsid="00207efc" officeooo:paragraph-rsid="00207efc"/>
    </style:style>
    <style:style style:name="P12" style:family="paragraph" style:parent-style-name="Standard">
      <loext:graphic-properties draw:fill="none"/>
      <style:paragraph-properties fo:margin-left="0.5in" fo:margin-right="0in" fo:line-height="150%" fo:text-align="justify" style:justify-single-word="false" fo:text-indent="0.5in" style:auto-text-indent="false" fo:background-color="transparent"/>
      <style:text-properties fo:font-size="12pt" officeooo:rsid="0026a141" officeooo:paragraph-rsid="0026a141"/>
    </style:style>
    <style:style style:name="P13" style:family="paragraph" style:parent-style-name="Standard" style:master-page-name="">
      <loext:graphic-properties draw:fill="none"/>
      <style:paragraph-properties fo:margin-left="0.5in" fo:margin-right="0in" fo:line-height="150%" fo:text-align="start" style:justify-single-word="false" fo:text-indent="0.5in" style:auto-text-indent="false" style:page-number="auto" fo:background-color="transparent"/>
      <style:text-properties fo:font-size="12pt" officeooo:rsid="0026f3f8" officeooo:paragraph-rsid="0026f3f8"/>
    </style:style>
    <style:style style:name="P14" style:family="paragraph" style:parent-style-name="Text_20_body" style:list-style-name="L2">
      <loext:graphic-properties draw:fill="none"/>
      <style:paragraph-properties fo:text-align="justify" style:justify-single-word="false" fo:background-color="transparent"/>
      <style:text-properties fo:font-variant="normal" fo:text-transform="none" style:font-name="apple-system" fo:font-size="10.5pt" fo:letter-spacing="normal" fo:font-style="normal" fo:font-weight="normal" officeooo:rsid="001d50b5" officeooo:paragraph-rsid="001d50b5"/>
    </style:style>
    <style:style style:name="P15" style:family="paragraph" style:parent-style-name="Text_20_body" style:list-style-name="L2">
      <loext:graphic-properties draw:fill="none"/>
      <style:paragraph-properties fo:text-align="justify" style:justify-single-word="false" fo:background-color="transparent"/>
      <style:text-properties fo:font-variant="normal" fo:text-transform="none" style:font-name="apple-system" fo:font-size="10.5pt" fo:letter-spacing="normal" fo:font-style="normal" fo:font-weight="normal" officeooo:rsid="001ea4cd" officeooo:paragraph-rsid="001ea4cd"/>
    </style:style>
    <style:style style:name="P16" style:family="paragraph" style:parent-style-name="Text_20_body" style:list-style-name="L2">
      <loext:graphic-properties draw:fill="none"/>
      <style:paragraph-properties fo:text-align="justify" style:justify-single-word="false" fo:background-color="transparent"/>
      <style:text-properties officeooo:paragraph-rsid="001d50b5"/>
    </style:style>
    <style:style style:name="P17" style:family="paragraph" style:parent-style-name="Text_20_body" style:master-page-name="">
      <loext:graphic-properties draw:fill="none"/>
      <style:paragraph-properties fo:margin-left="0.5in" fo:margin-right="0in" fo:margin-top="0in" fo:margin-bottom="0.0972in" style:contextual-spacing="false" fo:line-height="150%" fo:text-align="justify" style:justify-single-word="false" fo:text-indent="0.5in" style:auto-text-indent="false" style:page-number="auto" fo:background-color="transparent"/>
      <style:text-properties style:font-name="Liberation Serif" fo:font-size="12pt" officeooo:rsid="001ea4cd" officeooo:paragraph-rsid="001ea4cd" style:font-size-asian="10.5pt" style:font-size-complex="12pt"/>
    </style:style>
    <style:style style:name="T1" style:family="text">
      <style:text-properties officeooo:rsid="001be4d0"/>
    </style:style>
    <style:style style:name="T2" style:family="text">
      <style:text-properties officeooo:rsid="001d50b5"/>
    </style:style>
    <style:style style:name="T3" style:family="text">
      <style:text-properties fo:font-variant="normal" fo:text-transform="none" style:font-name="apple-system" fo:font-size="10.5pt" fo:letter-spacing="normal" fo:font-style="normal" fo:font-weight="normal"/>
    </style:style>
    <style:style style:name="T4" style:family="text">
      <style:text-properties fo:font-variant="normal" fo:text-transform="none" style:font-name="apple-system" fo:font-size="10.5pt" fo:letter-spacing="normal" fo:font-style="normal" fo:font-weight="normal" officeooo:rsid="001d50b5"/>
    </style:style>
    <style:style style:name="T5" style:family="text">
      <style:text-properties fo:font-variant="normal" fo:text-transform="none" style:text-line-through-style="none" style:text-line-through-type="none" style:font-name="apple-system" fo:font-size="10.5pt" fo:letter-spacing="normal" fo:font-style="normal" style:text-underline-style="none" fo:font-weight="normal" style:text-blinking="false"/>
    </style:style>
    <style:style style:name="T6" style:family="text">
      <style:text-properties fo:font-variant="normal" fo:text-transform="none" style:text-line-through-style="none" style:text-line-through-type="none" fo:letter-spacing="normal" fo:font-style="normal" style:text-underline-style="none" fo:font-weight="normal" style:text-blinking="false"/>
    </style:style>
    <style:style style:name="T7" style:family="text">
      <style:text-properties officeooo:rsid="001ea4cd"/>
    </style:style>
    <style:style style:name="T8" style:family="text">
      <style:text-properties officeooo:rsid="00227693"/>
    </style:style>
    <style:style style:name="T9" style:family="text">
      <style:text-properties officeooo:rsid="002466f2"/>
    </style:style>
    <style:style style:name="T10" style:family="text">
      <style:text-properties officeooo:rsid="00258910"/>
    </style:style>
    <style:style style:name="T11" style:family="text">
      <style:text-properties officeooo:rsid="0026a141"/>
    </style:style>
    <style:style style:name="T12" style:family="text">
      <style:text-properties officeooo:rsid="0026f3f8"/>
    </style:style>
    <style:style style:name="T13" style:family="text">
      <style:text-properties officeooo:rsid="0027c1c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vid Travel Dashboard</text:p>
      <text:p text:style-name="P7"/>
      <text:p text:style-name="P5">Raihan Khafidz Pratama Kurniawan</text:p>
      <text:p text:style-name="P5"/>
      <text:p text:style-name="P5"><text:span text:style-name="T7">1 April</text:span> 2021</text:p>
      <text:p text:style-name="P5"/>
      <text:p text:style-name="P3"/>
      <text:list xml:id="list13586930" text:style-name="L1">
        <text:list-item>
          <text:p text:style-name="P4">Introduction</text:p>
        </text:list-item>
      </text:list>
      <text:p text:style-name="P1">In an era where Covid has started to die down but the threat is still real, <text:span text:style-name="T1">many people are starting to get anxious after staying indoors for a whole year. So many people are willing to go out but still considering the possible dangers. This dashboard would allow people in the US to look up the state of their destination and it would display the necessary information </text:span><text:span text:style-name="T2">for them to make an informed decision.</text:span></text:p>
      <text:list xml:id="list171459479251018" text:continue-numbering="true" text:style-name="L1">
        <text:list-item>
          <text:p text:style-name="P4">Data</text:p>
        </text:list-item>
      </text:list>
      <text:p text:style-name="P8">The data used for this project is found in :</text:p>
      <text:list xml:id="list4284351031" text:style-name="L2">
        <text:list-item>
          <text:p text:style-name="P14">CSV of covid cases from CDC</text:p>
        </text:list-item>
        <text:list-item>
          <text:p text:style-name="P15">Foursquare</text:p>
        </text:list-item>
        <text:list-item>
          <text:p text:style-name="P16"><text:span text:style-name="T3">CVS of cell coverage from Celli</text:span><text:span text:style-name="T4">d</text:span></text:p>
        </text:list-item>
        <text:list-item>
          <text:p text:style-name="P16"><text:span text:style-name="T3">Json of coordinate for US States from </text:span><text:a xlink:type="simple" xlink:href="https://gist.github.com/meiqimichelle/7727723" text:style-name="Internet_20_link" text:visited-style-name="Visited_20_Internet_20_Link">https://gist.github.com/meiqimichelle/7727723</text:a><text:span text:style-name="T5"> </text:span></text:p>
        </text:list-item>
      </text:list>
      <text:p text:style-name="P17"><text:span text:style-name="T6">The main datasets that will be used for analysis are the COVID cdc data and the cellular coverage data from Cellid. This is in order to see if there is any correlation between access to the internet and covid spread. The other datasets are there to help narrow down and segragate the dataset into smaller chunks.</text:span></text:p>
      <text:list xml:id="list171459744550721" text:continue-list="list171459479251018" text:style-name="L1">
        <text:list-item>
          <text:p text:style-name="P4">Methodology</text:p>
        </text:list-item>
      </text:list>
      <text:p text:style-name="P11">The data obtained <text:span text:style-name="T8">were then merged. The CDC data were connected to the coordinates of each state </text:span><text:span text:style-name="T9">and the sporadic coordinates of each cell tower were clustered through their coordinates </text:span><text:span text:style-name="T10">using K-nearest neighbor.</text:span></text:p>
      <text:list xml:id="list171459862153615" text:continue-numbering="true" text:style-name="L1">
        <text:list-item>
          <text:p text:style-name="P4">Results</text:p>
        </text:list-item>
      </text:list>
      <text:p text:style-name="P9">The end data gives us an overview of how many cell towers in a given state, how many covid <text:span text:style-name="T11">cases, and through foursquare, gives any interesting venues that can be visited within that area.</text:span></text:p>
      <text:p text:style-name="P12">An attempt to turn the data into an interactable dashboard was made but due to complication with implementing the map alongside time constrait, this was not <text:span text:style-name="T12">able to be implemented.</text:span></text:p>
      <text:p text:style-name="P12"/>
      <text:list xml:id="list171460109352823" text:continue-numbering="true" text:style-name="L1">
        <text:list-item>
          <text:p text:style-name="P4"><text:soft-page-break/>Discussion</text:p>
        </text:list-item>
      </text:list>
      <text:p text:style-name="P10">There is a general trend that arises from this data is that there are more covide cases within areas that have a large amount <text:span text:style-name="T12">cell towers, this can be explained that the more cell towers indicate a larger and denser metropolitan area which is a situation that a viral desease prosper.</text:span></text:p>
      <text:list xml:id="list171461276718672" text:continue-numbering="true" text:style-name="L1">
        <text:list-item>
          <text:p text:style-name="P2">Conclusion</text:p>
        </text:list-item>
      </text:list>
      <text:p text:style-name="P13">A lot more refinement and development needs to be done in order for this application to be ready for public use but with these insights anyone can have a better understanding and insight in order for them to <text:span text:style-name="T13">able to travel safel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31T21:38:27.138000000</meta:creation-date>
    <dc:date>2021-04-01T17:14:59.015000000</dc:date>
    <meta:editing-duration>PT3M55S</meta:editing-duration>
    <meta:editing-cycles>2</meta:editing-cycles>
    <meta:generator>LibreOffice/7.0.4.2$Windows_X86_64 LibreOffice_project/dcf040e67528d9187c66b2379df5ea4407429775</meta:generator>
    <meta:document-statistic meta:table-count="0" meta:image-count="0" meta:object-count="0" meta:page-count="2" meta:paragraph-count="21" meta:word-count="377" meta:character-count="2145" meta:non-whitespace-character-count="1798"/>
  </office:meta>
</office:document-meta>
</file>